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黑体" svg:font-family="黑体" style:font-family-generic="modern" style:font-pitch="fixed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125cm" style:rel-column-width="8191*"/>
    </style:style>
    <style:style style:name="表格1.H" style:family="table-column">
      <style:table-column-properties style:column-width="2.127cm" style:rel-column-width="819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H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3" style:family="table-row">
      <style:table-row-properties style:min-row-height="0.101cm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宋体" fo:font-size="10.5pt" style:font-name-asian="宋体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name-asian="黑体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4a7ff" style:font-name-asian="黑体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63a26" style:font-name-asian="黑体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167ed5" style:font-name-asian="黑体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8f1cb" style:font-name-asian="宋体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8f1cb" officeooo:paragraph-rsid="0008f1cb" style:font-name-asian="宋体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officeooo:paragraph-rsid="0014a7ff" style:font-name-asian="黑体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5cc79c" style:font-name-asian="黑体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87edbb" style:font-name-asian="黑体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民航总医院西药房药品出库单</text:p>
      <text:p text:style-name="P10"><text:placeholder text:placeholder-type="text">&lt;for each="invoice in records"&gt;</text:placeholder><text:placeholder text:placeholder-type="text">&lt;invoice.location&gt;</text:placeholder><text:placeholder text:placeholder-type="text">&lt;/for&gt;</text:placeholder></text:p>
      <text:p text:style-name="P9"/>
      <text:p text:style-name="P8">领药部门:<text:tab/><text:tab/><text:tab/><text:tab/>出库日期: <text:tab/><text:tab/><text:tab/><text:tab/><text:tab/><text:tab/>出库单号:</text:p>
      <text:p text:style-name="P2"/>
      <table:table table:name="表格1" table:style-name="表格1">
        <table:table-column table:style-name="表格1.A" table:number-columns-repeated="7"/>
        <table:table-column table:style-name="表格1.H"/>
        <table:table-row>
          <table:table-cell table:style-name="表格1.A1" office:value-type="string">
            <text:p text:style-name="P7">编码</text:p>
          </table:table-cell>
          <table:table-cell table:style-name="表格1.A1" office:value-type="string">
            <text:p text:style-name="P6">名称</text:p>
          </table:table-cell>
          <table:table-cell table:style-name="表格1.A1" office:value-type="string">
            <text:p text:style-name="P6">规格</text:p>
          </table:table-cell>
          <table:table-cell table:style-name="表格1.A1" office:value-type="string">
            <text:p text:style-name="P6">数量</text:p>
          </table:table-cell>
          <table:table-cell table:style-name="表格1.A1" office:value-type="string">
            <text:p text:style-name="P6">批号</text:p>
          </table:table-cell>
          <table:table-cell table:style-name="表格1.A1" office:value-type="string">
            <text:p text:style-name="P6">失效期</text:p>
          </table:table-cell>
          <table:table-cell table:style-name="表格1.A1" office:value-type="string">
            <text:p text:style-name="P6">零售价</text:p>
          </table:table-cell>
          <table:table-cell table:style-name="表格1.H1" office:value-type="string">
            <text:p text:style-name="P6">零售金额</text:p>
          </table:table-cell>
        </table:table-row>
        <table:table-row>
          <table:table-cell table:style-name="表格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4"/>
          </table:table-cell>
          <table:table-cell table:style-name="表格1.A3" office:value-type="string">
            <text:p text:style-name="P4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Standard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A2" office:value-type="string">
            <text:p text:style-name="P5"/>
          </table:table-cell>
        </table:table-row>
      </table:table>
      <text:p text:style-name="P3"/>
      <text:p text:style-name="P1">领药人签名:<text:tab/><text:tab/><text:tab/><text:tab/><text:tab/><text:tab/>发药人签名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黑体" svg:font-family="黑体" style:font-family-generic="modern" style:font-pitch="fixed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4:18:06.355000000</meta:creation-date>
    <meta:generator>LibreOffice/5.3.0.3$Windows_x86 LibreOffice_project/7074905676c47b82bbcfbea1aeefc84afe1c50e1</meta:generator>
    <dc:date>2017-07-26T17:14:44.819000000</dc:date>
    <meta:editing-duration>PT5H32M38S</meta:editing-duration>
    <meta:editing-cycles>32</meta:editing-cycles>
    <meta:document-statistic meta:table-count="1" meta:image-count="0" meta:object-count="0" meta:page-count="1" meta:paragraph-count="12" meta:word-count="64" meta:character-count="132" meta:non-whitespace-character-count="112"/>
  </office:meta>
</office:document-meta>
</file>